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Liberation Sans" fo:font-size="10pt" officeooo:rsid="00093d6a" officeooo:paragraph-rsid="00093d6a" style:font-size-asian="10pt" style:font-size-complex="10pt"/>
    </style:style>
    <style:style style:name="P2" style:family="paragraph" style:parent-style-name="Header">
      <style:text-properties style:font-name="Liberation Sans" fo:font-size="10pt" officeooo:rsid="00547930" officeooo:paragraph-rsid="00547930" style:font-size-asian="10pt" style:font-size-complex="10pt"/>
    </style:style>
    <style:style style:name="P3" style:family="paragraph" style:parent-style-name="Header">
      <style:text-properties style:font-name="Liberation Sans" fo:font-size="10pt" officeooo:rsid="0051ec02" officeooo:paragraph-rsid="0051ec02" style:font-size-asian="10pt" style:font-size-complex="10pt"/>
    </style:style>
    <style:style style:name="P4" style:family="paragraph" style:parent-style-name="Footer">
      <style:text-properties fo:background-color="transparent"/>
    </style:style>
    <style:style style:name="P5" style:family="paragraph" style:parent-style-name="Text_20_body">
      <style:text-properties officeooo:rsid="00690c2d" officeooo:paragraph-rsid="00690c2d"/>
    </style:style>
    <style:style style:name="P6" style:family="paragraph" style:parent-style-name="Text_20_body">
      <style:text-properties officeooo:rsid="00695ee1" officeooo:paragraph-rsid="00695ee1"/>
    </style:style>
    <style:style style:name="P7" style:family="paragraph" style:parent-style-name="Title">
      <style:text-properties officeooo:rsid="00690c2d" officeooo:paragraph-rsid="00690c2d"/>
    </style:style>
    <style:style style:name="P8" style:family="paragraph" style:parent-style-name="Text_20_body">
      <style:text-properties officeooo:rsid="00695ee1" officeooo:paragraph-rsid="006ed463"/>
    </style:style>
    <style:style style:name="P9" style:family="paragraph" style:parent-style-name="Text_20_body" style:list-style-name="L1">
      <style:text-properties officeooo:rsid="006ed463" officeooo:paragraph-rsid="006ed463"/>
    </style:style>
    <style:style style:name="P10" style:family="paragraph" style:parent-style-name="Heading_20_1">
      <style:text-properties officeooo:rsid="00695ee1" officeooo:paragraph-rsid="00695ee1"/>
    </style:style>
    <style:style style:name="P11" style:family="paragraph" style:parent-style-name="Heading_20_1">
      <style:text-properties fo:font-weight="normal" officeooo:rsid="0065f44a" officeooo:paragraph-rsid="00093d6a" style:font-weight-asian="normal" style:font-weight-complex="normal"/>
    </style:style>
    <style:style style:name="T1" style:family="text">
      <style:text-properties officeooo:rsid="0051ec02"/>
    </style:style>
    <style:style style:name="T2" style:family="text">
      <style:text-properties officeooo:rsid="00690c2d"/>
    </style:style>
    <style:style style:name="T3" style:family="text">
      <style:text-properties officeooo:rsid="006a5283"/>
    </style:style>
    <style:style style:name="T4" style:family="text">
      <style:text-properties officeooo:rsid="006d5099"/>
    </style:style>
    <style:style style:name="T5" style:family="text">
      <style:text-properties fo:font-style="italic" officeooo:rsid="006d5099" style:font-style-asian="italic" style:font-style-complex="italic"/>
    </style:style>
    <style:style style:name="T6" style:family="text">
      <style:text-properties fo:font-style="normal" officeooo:rsid="006d5099" style:font-style-asian="normal" style:font-style-complex="normal"/>
    </style:style>
    <style:style style:name="T7" style:family="text">
      <style:text-properties officeooo:rsid="006f24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kumentaatio</text:p>
      <text:h text:style-name="P10" text:outline-level="1">Ominaisuudet</text:h>
      <text:p text:style-name="P8">Ohjelma tukee uusien käyttäjien rekisteröimistä ja sisäänkirjautumista <text:span text:style-name="T4">(T1)</text:span>. Ohjelma osaa muodostaa yhteyden eri tietokantakaavioihin <text:span text:style-name="T4">(tämä on toteutettu kahdella erillisellä metodilla: </text:span><text:span text:style-name="T5">kdConnect </text:span><text:span text:style-name="T6">ja </text:span><text:span text:style-name="T5">dConnect</text:span><text:span text:style-name="T6">)</text:span>. <text:span text:style-name="T3">Siinä on tällä hetkellä toteutettuna yksinkertainen hakutoiminto, joka toimii. Ohjelma tukee myös uusien kirjojen lisäämistä tietokantoihin, ja triggerit pitävät huolta siitä, että tietokannat pysyvät yhtenäisinä. </text:span></text:p>
      <text:p text:style-name="P8"><text:span text:style-name="T3">Myös yksinkertainen komentopohjainen käyttöliittymä on toteutettuna. Ohjelman tunnistamat komennot ovat:</text:span></text:p>
      <text:list xml:id="list3397484643370571286" text:style-name="L1">
        <text:list-item>
          <text:p text:style-name="P9">lis<text:span text:style-name="T7">ää</text:span></text:p>
        </text:list-item>
      </text:list>
      <text:p text:style-name="P6"/>
      <text:p text:style-name="P5"/>
      <text:h text:style-name="P1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indent="0in" style:auto-text-indent="false" style:page-number="auto"/>
      <style:text-properties fo:color="#336699" style:font-name="Liberation Sans Narrow1" fo:font-family="'Liberation Sans Narrow'" style:font-style-name="Regular" style:font-family-generic="swiss" style:font-pitch="variable" fo:font-size="18pt" fo:font-weight="normal" style:font-size-asian="130%" style:font-weight-asian="bold" style:font-size-complex="130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0pt" officeooo:rsid="00093d6a" officeooo:paragraph-rsid="00093d6a" style:font-size-asian="10pt" style:font-size-complex="10pt"/>
    </style:style>
    <style:style style:name="MP2" style:family="paragraph" style:parent-style-name="Header">
      <style:text-properties style:font-name="Liberation Sans" fo:font-size="10pt" officeooo:rsid="00547930" officeooo:paragraph-rsid="00547930" style:font-size-asian="10pt" style:font-size-complex="10pt"/>
    </style:style>
    <style:style style:name="MP3" style:family="paragraph" style:parent-style-name="Header">
      <style:text-properties style:font-name="Liberation Sans" fo:font-size="10pt" officeooo:rsid="0051ec02" officeooo:paragraph-rsid="0051ec02" style:font-size-asian="10pt" style:font-size-complex="10pt"/>
    </style:style>
    <style:style style:name="MP4" style:family="paragraph" style:parent-style-name="Footer">
      <style:text-properties fo:background-color="transparent"/>
    </style:style>
    <style:style style:name="MT1" style:family="text">
      <style:text-properties officeooo:rsid="0051ec02"/>
    </style:style>
    <style:style style:name="MT2" style:family="text">
      <style:text-properties officeooo:rsid="00690c2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29fcf" draw:fill-image-width="0in" draw:fill-image-height="0in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ietokantaohjelmointi</text:span>, kevät 2018<text:tab/><text:tab/><text:page-number text:select-page="current">1</text:page-number></text:p>
        <text:p text:style-name="MP2">Vaihe <text:span text:style-name="MT2">2</text:span> (<text:span text:style-name="MT2">toteutus</text:span>)</text:p>
        <text:p text:style-name="MP3">Ryhmä 23 (Jesse Sydänmäki &amp; Joel Rauma)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8:54:57.904663405</meta:creation-date>
    <meta:editing-duration>P1DT3H56M54S</meta:editing-duration>
    <meta:editing-cycles>63</meta:editing-cycles>
    <meta:generator>LibreOffice/5.1.6.2$Linux_X86_64 LibreOffice_project/10m0$Build-2</meta:generator>
    <dc:title>Perus</dc:title>
    <dc:date>2018-05-21T16:36:41.959417888</dc:date>
    <meta:document-statistic meta:table-count="0" meta:image-count="0" meta:object-count="0" meta:page-count="1" meta:paragraph-count="8" meta:word-count="76" meta:character-count="652" meta:non-whitespace-character-count="583"/>
    <meta:template xlink:type="simple" xlink:actuate="onRequest" xlink:title="Perus" xlink:href="../../../.config/libreoffice/4/user/template/Perus.ott" meta:date="2018-01-26T08:54:57.661423226"/>
  </office:meta>
</office:document-meta>
</file>